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205.899993896484pt" style:font-size-asian="205.899993896484pt" style:font-size-complex="205.899993896484pt"/>
    </style:style>
    <style:style style:name="T1" style:family="text">
      <style:text-properties fo:font-size="205.899993896484pt" style:font-size-asian="205.899993896484pt" style:font-size-complex="205.89999389648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Roameo, your travel partner</text:p>
          </draw:text-box>
        </draw:frame>
        <draw:frame presentation:style-name="pr2" draw:layer="layout" svg:width="25.2cm" svg:height="12.179cm" svg:x="1.4cm" svg:y="5cm" presentation:class="subtitle">
          <draw:text-box>
            <text:p>A web app dedicated to give user amazing</text:p>
            <text:p>Travel Experiences.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2">
              <text:list-header>
                <text:p text:style-name="P1"><text:span text:style-name="T1">IDEAS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eighbourhood awarenes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etch the current location of user to enable him get the places worth visiting nearby.</text:p>
              </text:list-item>
              <text:list-item>
                <text:p>App would recommend the hotels nearby in order of their popularity.</text:p>
              </text:list-item>
              <text:list-item>
                <text:p>User can get the historic information of the place as well as the knowledge of nearby places.</text:p>
              </text:list-item>
              <text:list-item>
                <text:p>What If you are travelling alone and prefer a company of someon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uppose you are new to a place and want someone so</text:p>
                <text:p>that you both of you can share the travel costs and save some money</text:p>
              </text:list-item>
              <text:list-item>
                <text:p>App would give a platform to link unknown travellers in a nearby radius.</text:p>
              </text:list-item>
              <text:list-item>
                <text:p>Two persons going to the same place can accompany each other in the journe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erest Based destin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er can always add or remove his choices of places such</text:p>
                <text:p>as adventurous places to visit this weekend or a nice family picnic spot or some hill station.</text:p>
              </text:list-item>
              <text:list-item>
                <text:p>App would recommend users places to visit according to their interests as well history of their travels.</text:p>
              </text:list-item>
              <text:list-item>
                <text:p>Aim is to get a categorised classification of all places and let the user choose categories of his or her choi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etwork of travelle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 social platform to share your travel experiences or photos among your co-traveller's network</text:p>
              </text:list-item>
              <text:list-item>
                <text:p>A reputation system which will reward points based on the upvotes done to your experiences by your co-travellers.</text:p>
              </text:list-item>
              <text:list-item>
                <text:p>The reputation system would give proper discounts on future travels based on current points of the traveller.</text:p>
              </text:list-item>
              <text:list-item>
                <text:p>A traveller can recommend his visited place to others in his network.</text:p>
              </text:list-item>
              <text:list-item>
                <text:p>The points earned from personal fulfilled recomendation would be larger than the earned from upvot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ology Sta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ogle app engine:</text:p>
                <text:list>
                  <text:list-header>
                    <text:p>The app is deployed on cloud thats gives automatic scalability in response to the amount of traffic it receives</text:p>
                  </text:list-header>
                  <text:list-item>
                    <text:p>App engine provides us with Nosql datastores, memcache and a user authentication API</text:p>
                  </text:list-item>
                  <text:list-item>
                    <text:p>Jinja framework is used to integate python variables inside HTML structure</text:p>
                  </text:list-item>
                  <text:list-item>
                    <text:p>The live link for our app is <text:span text:style-name="T2">mojoroameo.appspot.com</text:span></text:p>
                  </text:list-item>
                  <text:list-item>
                    <text:p><text:span text:style-name="T3">Python is used as programming platform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oogle Maps and places API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google place api is used to query certain places of interest such as temples, historiacal monuments, malls etc. considering the current location of the user.</text:p>
              </text:list-item>
              <text:list-item>
                <text:p>Recommending these places to user automatically would improve its user experience and would help someone going to an unknown place to find his places of interest.</text:p>
              </text:list-item>
              <text:list-item>
                <text:p>Google maps api is also used to get the travellers in the neighbourhood that could be recommended so as to accompany them.</text:p>
              </text:list-item>
              <text:list-item>
                <text:p>For current location we would recommend certain places to visit and any travellers nearb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.845cm" svg:x="1.4cm" svg:y="1.178cm" presentation:class="title" presentation:user-transformed="true">
          <draw:text-box>
            <text:p>Interest based recommendation engin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ot fully implemented in this prototype</text:p>
              </text:list-item>
              <text:list-item>
                <text:p>A functional features has been shown that how a user can add or remove his places of interest baed on categories like adventures, water sports, family picnic etc.</text:p>
              </text:list-item>
              <text:list-item>
                <text:p>Recommendation would be provided to users based on his interest as well as past history of travel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-travellers networ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ing a adjacency list of co-travellers for each user in the database schema.</text:p>
              </text:list-item>
              <text:list-item>
                <text:p>Whenever this user shares something it would appear in the feed of all his co-travellers.</text:p>
              </text:list-item>
              <text:list-item>
                <text:p>The places to recommend the user also depends on the places of interest or past travels of his co-travellers.</text:p>
              </text:list-item>
              <text:list-item>
                <text:p>The current prototype contains the functionality to add friends or co-travellers, sharing platfrom would be provided <text:s/>in future version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napshot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02:17:13.817607410</meta:creation-date>
    <meta:editing-duration>PT4H13M35S</meta:editing-duration>
    <meta:editing-cycles>2</meta:editing-cycles>
    <meta:generator>LibreOffice/4.2.8.2$Linux_X86_64 LibreOffice_project/420m0$Build-2</meta:generator>
    <dc:date>2015-10-17T09:11:09.902879698</dc:date>
    <meta:document-statistic meta:object-count="66"/>
    <meta:template xlink:type="simple" xlink:actuate="onRequest" xlink:title="Inspiration" xlink:href="../../../../../usr/lib/libreoffice/share/template/common/layout/Inspiration.otp" meta:date="2015-10-17T02:17:13.143086621"/>
  </office:meta>
</office:document-meta>
</file>